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miri Quran" svg:font-family="'Amiri Quran'" style:font-pitch="variable"/>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itle">
      <style:text-properties style:font-name="Amiri Quran" fo:font-size="22pt" style:text-underline-style="solid" style:text-underline-width="auto" style:text-underline-color="font-color" fo:font-weight="bold" officeooo:rsid="00facd91" officeooo:paragraph-rsid="00facd91" style:font-size-asian="22pt" style:font-weight-asian="bold" style:font-size-complex="22pt" style:font-weight-complex="bold"/>
    </style:style>
    <style:style style:name="P2" style:family="paragraph" style:parent-style-name="Text_20_body">
      <style:text-properties style:text-underline-style="solid" style:text-underline-width="auto" style:text-underline-color="font-color" fo:font-weight="bold" officeooo:rsid="00ed4aff" officeooo:paragraph-rsid="00e77aaa" style:font-weight-asian="bold" style:font-weight-complex="bold"/>
    </style:style>
    <style:style style:name="P3" style:family="paragraph" style:parent-style-name="Text_20_body">
      <style:text-properties style:text-underline-style="none" fo:font-weight="normal" officeooo:rsid="010fdf00" officeooo:paragraph-rsid="010fdf00" style:font-weight-asian="normal" style:font-weight-complex="normal"/>
    </style:style>
    <style:style style:name="P4" style:family="paragraph" style:parent-style-name="Text_20_body">
      <style:text-properties style:text-underline-style="none" fo:font-weight="normal" officeooo:rsid="011179f0" officeooo:paragraph-rsid="011179f0" style:font-weight-asian="normal" style:font-weight-complex="normal"/>
    </style:style>
    <style:style style:name="P5" style:family="paragraph" style:parent-style-name="Text_20_body">
      <style:text-properties style:text-underline-style="none" fo:font-weight="normal" officeooo:rsid="011c2e04" officeooo:paragraph-rsid="011c2e04" style:font-weight-asian="normal" style:font-weight-complex="normal"/>
    </style:style>
    <style:style style:name="P6" style:family="paragraph" style:parent-style-name="Text_20_body">
      <style:text-properties style:text-underline-style="none" fo:font-weight="normal" officeooo:rsid="011dec7d" officeooo:paragraph-rsid="011dec7d" style:font-weight-asian="normal" style:font-weight-complex="normal"/>
    </style:style>
    <style:style style:name="P7" style:family="paragraph" style:parent-style-name="Text_20_body">
      <style:text-properties style:text-underline-style="none" fo:font-weight="normal" officeooo:rsid="011ea9a6" officeooo:paragraph-rsid="011ea9a6" style:font-weight-asian="normal" style:font-weight-complex="normal"/>
    </style:style>
    <style:style style:name="P8" style:family="paragraph" style:parent-style-name="Text_20_body">
      <style:text-properties style:text-underline-style="none" fo:font-weight="normal" officeooo:rsid="011ec5d2" officeooo:paragraph-rsid="011ea9a6" style:font-weight-asian="normal" style:font-weight-complex="normal"/>
    </style:style>
    <style:style style:name="P9" style:family="paragraph" style:parent-style-name="Text_20_body">
      <style:text-properties style:text-underline-style="none" fo:font-weight="normal" officeooo:rsid="0120c50f" officeooo:paragraph-rsid="0120c50f" style:font-weight-asian="normal" style:font-weight-complex="normal"/>
    </style:style>
    <style:style style:name="P10" style:family="paragraph" style:parent-style-name="Text_20_body">
      <style:text-properties style:text-underline-style="none" fo:font-weight="normal" officeooo:rsid="01232268" officeooo:paragraph-rsid="0120c50f" style:font-weight-asian="normal" style:font-weight-complex="normal"/>
    </style:style>
    <style:style style:name="P11" style:family="paragraph" style:parent-style-name="Heading_20_2">
      <style:paragraph-properties fo:text-align="center" style:justify-single-word="false"/>
      <style:text-properties style:text-underline-style="solid" style:text-underline-width="auto" style:text-underline-color="font-color"/>
    </style:style>
    <style:style style:name="P12" style:family="paragraph" style:parent-style-name="Text_20_body">
      <style:text-properties officeooo:rsid="01232268" officeooo:paragraph-rsid="01232268"/>
    </style:style>
    <style:style style:name="P13" style:family="paragraph" style:parent-style-name="Text_20_body">
      <style:text-properties officeooo:paragraph-rsid="012acc37"/>
    </style:style>
    <style:style style:name="P14" style:family="paragraph" style:parent-style-name="Text_20_body">
      <style:text-properties officeooo:rsid="012acc37" officeooo:paragraph-rsid="012acc37"/>
    </style:style>
    <style:style style:name="P15" style:family="paragraph" style:parent-style-name="Text_20_body">
      <style:text-properties officeooo:paragraph-rsid="012ca66c"/>
    </style:style>
    <style:style style:name="P16" style:family="paragraph" style:parent-style-name="Text_20_body">
      <style:text-properties officeooo:rsid="012635db" officeooo:paragraph-rsid="012acc37"/>
    </style:style>
    <style:style style:name="P17" style:family="paragraph" style:parent-style-name="Text_20_body">
      <style:text-properties officeooo:rsid="012635db" officeooo:paragraph-rsid="012635db"/>
    </style:style>
    <style:style style:name="P18" style:family="paragraph" style:parent-style-name="Text_20_body">
      <style:text-properties officeooo:paragraph-rsid="012635db"/>
    </style:style>
    <style:style style:name="P19" style:family="paragraph" style:parent-style-name="Text_20_body">
      <style:text-properties style:text-underline-style="none" officeooo:rsid="0127d053" officeooo:paragraph-rsid="0127d053"/>
    </style:style>
    <style:style style:name="P20" style:family="paragraph" style:parent-style-name="Text_20_body">
      <style:text-properties style:text-underline-style="none" officeooo:rsid="012d00a8" officeooo:paragraph-rsid="012d00a8"/>
    </style:style>
    <style:style style:name="P21" style:family="paragraph" style:parent-style-name="Text_20_body">
      <style:text-properties style:text-underline-style="none" officeooo:rsid="012d365d" officeooo:paragraph-rsid="012d365d"/>
    </style:style>
    <style:style style:name="P22" style:family="paragraph" style:parent-style-name="Text_20_body">
      <style:text-properties style:text-underline-style="none" officeooo:rsid="01287e9c" officeooo:paragraph-rsid="01287e9c"/>
    </style:style>
    <style:style style:name="P23" style:family="paragraph" style:parent-style-name="Text_20_body">
      <style:text-properties style:text-underline-style="none" officeooo:rsid="012f6285" officeooo:paragraph-rsid="012f6285"/>
    </style:style>
    <style:style style:name="P24" style:family="paragraph" style:parent-style-name="Text_20_body">
      <style:text-properties style:text-underline-style="none" officeooo:rsid="0130c5a8" officeooo:paragraph-rsid="0130c5a8"/>
    </style:style>
    <style:style style:name="P25" style:family="paragraph" style:parent-style-name="Text_20_body">
      <style:text-properties style:text-underline-style="none" officeooo:rsid="01317f3b" officeooo:paragraph-rsid="01317f3b"/>
    </style:style>
    <style:style style:name="P26" style:family="paragraph" style:parent-style-name="Text_20_body">
      <style:text-properties style:text-underline-style="none" fo:font-weight="normal" officeooo:rsid="01232268" officeooo:paragraph-rsid="01232268" style:font-weight-asian="normal" style:font-weight-complex="normal"/>
    </style:style>
    <style:style style:name="T1" style:family="text">
      <style:text-properties officeooo:rsid="010e2e5a"/>
    </style:style>
    <style:style style:name="T2" style:family="text">
      <style:text-properties officeooo:rsid="01310c97"/>
    </style:style>
    <style:style style:name="T3" style:family="text">
      <style:text-properties officeooo:rsid="0122541e"/>
    </style:style>
    <style:style style:name="T4" style:family="text">
      <style:text-properties officeooo:rsid="011179f0"/>
    </style:style>
    <style:style style:name="T5" style:family="text">
      <style:text-properties fo:font-weight="bold" officeooo:rsid="011179f0"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11c2e04" style:font-weight-asian="bold" style:font-weight-complex="bold"/>
    </style:style>
    <style:style style:name="T8" style:family="text">
      <style:text-properties officeooo:rsid="011dec7d"/>
    </style:style>
    <style:style style:name="T9" style:family="text">
      <style:text-properties officeooo:rsid="011ea9a6"/>
    </style:style>
    <style:style style:name="T10" style:family="text">
      <style:text-properties fo:font-family="Carlito" style:font-family-generic="swiss" officeooo:rsid="011ea9a6" style:font-family-asian="Carlito" style:font-family-generic-asian="swiss" style:font-family-complex="Carlito" style:font-family-generic-complex="swiss"/>
    </style:style>
    <style:style style:name="T11" style:family="text">
      <style:text-properties fo:font-family="Carlito" style:font-family-generic="swiss" style:font-family-asian="Carlito" style:font-family-generic-asian="swiss" style:font-family-complex="Carlito" style:font-family-generic-complex="swiss"/>
    </style:style>
    <style:style style:name="T12" style:family="text">
      <style:text-properties officeooo:rsid="012f262c"/>
    </style:style>
    <style:style style:name="T13" style:family="text">
      <style:text-properties officeooo:rsid="0124db44"/>
    </style:style>
    <style:style style:name="T14" style:family="text">
      <style:text-properties officeooo:rsid="012635db"/>
    </style:style>
    <style:style style:name="T15" style:family="text">
      <style:text-properties officeooo:rsid="012a2179"/>
    </style:style>
    <style:style style:name="T16" style:family="text">
      <style:text-properties officeooo:rsid="012acc37"/>
    </style:style>
    <style:style style:name="T17" style:family="text">
      <style:text-properties fo:font-family="Carlito" style:font-family-generic="swiss" style:text-underline-style="none" fo:font-weight="normal" officeooo:rsid="011ea9a6" style:font-family-asian="Carlito" style:font-family-generic-asian="swiss" style:font-weight-asian="normal" style:font-family-complex="Carlito" style:font-family-generic-complex="swiss" style:font-weight-complex="normal"/>
    </style:style>
    <style:style style:name="T18" style:family="text">
      <style:text-properties officeooo:rsid="012bd3e2"/>
    </style:style>
    <style:style style:name="T19" style:family="text">
      <style:text-properties officeooo:rsid="012ca66c"/>
    </style:style>
    <style:style style:name="T20" style:family="text">
      <style:text-properties officeooo:rsid="0129157e"/>
    </style:style>
    <style:style style:name="T21" style:family="text">
      <style:text-properties officeooo:rsid="0127d053"/>
    </style:style>
    <style:style style:name="T22" style:family="text">
      <style:text-properties officeooo:rsid="01325af4"/>
    </style:style>
    <style:style style:name="T23" style:family="text">
      <style:text-properties officeooo:rsid="01287e9c"/>
    </style:style>
    <style:style style:name="T24" style:family="text">
      <style:text-properties officeooo:rsid="012d365d"/>
    </style:style>
    <style:style style:name="T25" style:family="text">
      <style:text-properties officeooo:rsid="012d00a8"/>
    </style:style>
    <style:style style:name="T26" style:family="text">
      <style:text-properties officeooo:rsid="01312176"/>
    </style:style>
    <style:style style:name="T27" style:family="text">
      <style:text-properties officeooo:rsid="0133cc4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text:span text:style-name="T1">3</text:span><text:span text:style-name="T2">B</text:span><text:span text:style-name="T1"> </text:span><text:span text:style-name="T3">My Evaluation</text:span></text:p>
      <text:p text:style-name="P2"/>
      <text:p text:style-name="P2"/>
      <text:p text:style-name="P3">This is my evaluation for the mock, <text:span text:style-name="T4">I will evaluate the </text:span><text:span text:style-name="T5">effectiveness of the assets and content that I used, including why I chose them, and why I didn’t use other content</text:span><text:span text:style-name="T4">.</text:span></text:p>
      <text:p text:style-name="P4">I will also talk about the<text:span text:style-name="T6"> validity and reliability of the soruces of information </text:span><text:span text:style-name="T7">I used, and any legal and ethical implications of the assets and content.</text:span></text:p>
      <text:p text:style-name="P4"/>
      <text:p text:style-name="P5">I also <text:span text:style-name="T8">will talk about how well the digital solution I planned, and what it produced </text:span><text:span text:style-name="T9">to meet</text:span><text:span text:style-name="T8">:</text:span></text:p>
      <text:p text:style-name="P6"><text:span text:style-name="T10">• </text:span><text:span text:style-name="T6">Functional and non-functional requirements of the solution</text:span>.</text:p>
      <text:p text:style-name="P7"><text:span text:style-name="T11">• </text:span><text:span text:style-name="T6">Key performance indicators (KPIs)</text:span>.</text:p>
      <text:p text:style-name="P7"><text:span text:style-name="T11">• </text:span><text:span text:style-name="T6">User acceptance criteria for the proposed solution</text:span>.</text:p>
      <text:p text:style-name="P8"/>
      <text:p text:style-name="P9">And also I will speak about how the prototype could be developed further.</text:p>
      <text:p text:style-name="P10"/>
      <text:h text:style-name="P11" text:outline-level="2"><text:span text:style-name="T12">The Evaluation</text:span></text:h>
      <text:p text:style-name="Text_20_body"/>
      <text:p text:style-name="P12">For my Proposal, I used a previous example of a proposal that I used in practice.</text:p>
      <text:p text:style-name="P12">I basically <text:span text:style-name="T13">took the structure </text:span><text:span text:style-name="T14">from a previous proposal that was done, and then wrote the contents of the current activity of Rolsa Technologies.</text:span></text:p>
      <text:p text:style-name="P13"><text:span text:style-name="T15">For the activities, I did try to do the research of </text:span><text:span text:style-name="T16">the things that I was meant to do:<text:line-break/></text:span><text:span text:style-name="T17">• </text:span><text:span text:style-name="T16">How </text:span>hardware and software are used within the context of the industry </text:p>
      <text:p text:style-name="P13"><text:span text:style-name="T17">• </text:span><text:span text:style-name="T16">N</text:span>ewly emerging technologies </text:p>
      <text:p text:style-name="P13"><text:span text:style-name="T17">• </text:span><text:span text:style-name="T16">H</text:span>ow digital solutions could be used to meet different user needs</text:p>
      <text:p text:style-name="P13"><text:span text:style-name="T17">• </text:span><text:span text:style-name="T16">T</text:span>he industry-specific guidelines and regulations you will need to follow. </text:p>
      <text:p text:style-name="P13"/>
      <text:p text:style-name="P14">I used the internet for my researchs to learn about what to right, my internet log should show all of the sites that I visited for it. I feel the effectiveness of the content that I used here was decent, <text:span text:style-name="T18">I feel that they were valid and realiable.</text:span></text:p>
      <text:p text:style-name="P14"><text:soft-page-break/></text:p>
      <text:p text:style-name="P15"><text:span text:style-name="T19">About legal and ethical implication of the content that I have used, I did mention about Energy Effiencey Policies, as outlined in the Climate Change Act 2008, and I also inlcuded a Non-Functional requirement about legal, to compley with GDPR and Data Protection Act 2018, which say about the principles regarding the collection and storage of personal data.</text:span></text:p>
      <text:p text:style-name="P14"/>
      <text:p text:style-name="P16">That was the content and assets that I used for Proposal, <text:span text:style-name="T20">I feel, if anything, that this section would be the highest that I would get in marks (not that it would be very high, since the others would be very low).</text:span></text:p>
      <text:p text:style-name="P17"/>
      <text:p text:style-name="P18"><text:span text:style-name="T14">For my Design, </text:span><text:span text:style-name="T21">it was techinally non-existent, since I am VERY NOT GOOD at drawing and just design that is like art in general (I do know I need to get better, and I will make the effort as that is the only right way to go). </text:span><text:span text:style-name="T22">I techinally did not use Figma, I just used a previous model in which was not very good.</text:span></text:p>
      <text:p text:style-name="P19">As such, there is no test design, and in truth, I don’t think I really know what I was supposed to do with it either. However, I did <text:span text:style-name="T23">try to make an effort on my database design, trying to copy and the contetn from my previous experience before this mock… and it did not go very well, as their quality was bad too.</text:span></text:p>
      <text:p text:style-name="P20">The digital solution I planned (sort of) and produced met almost none of the functional and non-functional requirements of the solution, as for KPI’s, the loading times for pages were alright.</text:p>
      <text:p text:style-name="P20">As the functional and non-functional requirements, the user acceptance criteria for the proposed solution was also wholly undone, meeting almost none of what was said in the proposal (as pretty much the only thing <text:span text:style-name="T24">I did was copy and paste a template from previous example solutions).</text:span></text:p>
      <text:p text:style-name="P20"/>
      <text:p text:style-name="P21">The prototype could be developed further in any and all ways, such as the change in color scheme, having the functional and non-functional requirements actually existenct so that the user acceptance criteria is met, and many other ways.</text:p>
      <text:p text:style-name="P21">Looking back, I did worse than I thought I did, since almost nothing was done from the proposal.</text:p>
      <text:p text:style-name="P21">The only worthy thing that could be considered was the database that I tried to design (which likely does not work).</text:p>
      <text:p text:style-name="P22">Overall, the efffectiveness, of my Design is defintely the worse <text:span text:style-name="T25">out of all the tasks.</text:span></text:p>
      <text:p text:style-name="P22"/>
      <text:p text:style-name="P21">For the development, it would be similar to the design, I did not even do version 2, I just did 1 and 3, due to what I had in my GitHub, they were all content from previous projects.</text:p>
      <text:p text:style-name="P21">In the least, I changed titles and wordings to try and reflect the current task (e.g. changing Primary Oaks, to Rolsa Technologies) as best as I could.</text:p>
      <text:p text:style-name="P23"><text:soft-page-break/>I also tried to use the best naming convention to make my code clean (could be so much better), and everything that I have learnt from this is that:</text:p>
      <text:p text:style-name="P23">I need to get <text:span text:style-name="T6">so</text:span> much better at design, and I will be practicing till it becomes second nature, as history would just repeat it’s self if I do not.</text:p>
      <text:p text:style-name="P23">I also need to get better at preperation, which means making better templates and having more comments.</text:p>
      <text:p text:style-name="P23"/>
      <text:p text:style-name="P24">The evaluation, just as the entire project task of this mock, was a crash and burn, and the only things that remain are lessons for me to not repeat.</text:p>
      <text:p text:style-name="P24">I can only say the best I did was at proposal (really just due to the quality of the content in the examples in my GitHub), but even then, that was just one task, and the other two have been misreable (and have more marks, I <text:span text:style-name="T26">think</text:span>).</text:p>
      <text:p text:style-name="P24"/>
      <text:p text:style-name="P25">Lessons exist to be learned from. <text:span text:style-name="T27">This mocks reason was a wake-up call, and now I see most of what was failing.</text:span></text:p>
      <text:p text:style-name="P25">(Am not sure if I am supposed to say this in my evalatuion, but I already have begun editing and making my codebase for the final real thing to be near perfect so that anything near to this will never happen).</text:p>
      <text:p text:style-name="P21"/>
      <text:p text:style-name="P26"/>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miri Quran" svg:font-family="'Amiri Quran'" style:font-pitch="variable"/>
    <style:font-face style:name="Arial" svg:font-family="Arial" style:font-family-generic="swiss"/>
    <style:font-face style:name="Arial1" svg:font-family="Arial" style:font-family-generic="system" style:font-pitch="variable"/>
    <style:font-face style:name="Carlito" svg:font-family="Carli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style:font-name="Carlito" fo:font-family="Carlito" style:font-family-generic="swiss" style:font-pitch="variable" style:text-underline-style="none" fo:font-weight="normal" officeooo:rsid="00f5e7a6" style:font-weight-asian="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text-underline-style="solid" style:text-underline-width="auto" style:text-underline-color="font-color"/>
    </style:style>
    <style:style style:name="MT1" style:family="text">
      <style:text-properties officeooo:rsid="00444de6"/>
    </style:style>
    <style:page-layout style:name="Mpm1">
      <style:page-layout-properties fo:page-width="21.001cm" fo:page-height="29.7cm" style:num-format="1" style:print-orientation="portrait" fo:margin-top="2cm" fo:margin-bottom="0.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1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text:span text:style-name="MT1">Page: </text:span><text:page-number text:select-page="current">2</text:page-number><text:s/><text:span text:style-name="MT1">of </text:span><text:page-count>3</text:page-count></text:p>
      </style:footer>
    </style:master-page>
    <style:master-page style:name="Endnote"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31:02.541271700</meta:creation-date>
    <meta:generator>LibreOffice/25.8.2.2$Windows_X86_64 LibreOffice_project/d401f2107ccab8f924a8e2df40f573aab7605b6f</meta:generator>
    <dc:date>2025-11-27T09:54:40.632535900</dc:date>
    <meta:editing-duration>PT10H35M8S</meta:editing-duration>
    <meta:editing-cycles>275</meta:editing-cycles>
    <meta:print-date>2025-11-11T09:35:51.017697100</meta:print-date>
    <meta:printed-by>PDF files</meta:printed-by>
    <meta:document-statistic meta:table-count="0" meta:image-count="0" meta:object-count="0" meta:page-count="3" meta:paragraph-count="36" meta:word-count="945" meta:character-count="5131" meta:non-whitespace-character-count="4219"/>
  </office:meta>
</office:document-meta>
</file>